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3.5cm" svg:x="1.5cm" svg:y="1.5cm">
          <text:p text:style-name="P1"><text:span text:style-name="T1">DNS </text:span></text:p>
          <text:p text:style-name="P1"><text:span text:style-name="T1">Configuration</text:span></text:p>
          <text:p text:style-name="P1"><text:span text:style-name="T1">sm_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.5cm" svg:height="4.5cm" svg:x="6cm" svg:y="6cm">
          <text:p text:style-name="P1"><text:span text:style-name="T1">Slave</text:span></text:p>
          <text:p text:style-name="P1"><text:span text:style-name="T1">Name Server</text:span></text:p>
          <text:p text:style-name="P1"><text:span text:style-name="T1">sm_slave_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5cm" svg:height="3cm" svg:x="1.706cm" svg:y="9.121cm">
          <text:p text:style-name="P1"><text:span text:style-name="T1">Domain/Zone</text:span></text:p>
          <text:p text:style-name="P1"><text:span text:style-name="T1">sm_z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cm" svg:height="3cm" svg:x="12.949cm" svg:y="2.256cm">
          <text:p text:style-name="P1"><text:span text:style-name="T1">Event</text:span></text:p>
          <text:p text:style-name="P1"><text:span text:style-name="T1">sm_event_queue</text:span></text:p>
          <text:p text:style-name="P1"><text:span text:style-name="T1">(used in message</text:span></text:p>
          <text:p text:style-name="P1"><text:span text:style-name="T1">queu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75cm" svg:y1="5cm" svg:x2="3.456cm" svg:y2="9.121cm" draw:start-shape="id1" draw:start-glue-point="8" draw:end-shape="id2" draw:end-glue-point="4" svg:d="m3750 5000-294 4121">
          <text:p/>
        </draw:connector>
        <draw:connector draw:style-name="gr2" draw:text-style-name="P2" draw:layer="layout" draw:type="line" svg:x1="5.341cm" svg:y1="4.488cm" svg:x2="6.659cm" svg:y2="6.659cm" draw:start-shape="id1" draw:start-glue-point="9" draw:end-shape="id3" draw:end-glue-point="5" svg:d="m5341 4488 1318 2171">
          <text:p/>
        </draw:connector>
        <draw:custom-shape draw:style-name="gr3" draw:text-style-name="P2" draw:layer="layout" svg:width="7.5cm" svg:height="3.5cm" svg:x="12cm" svg:y="8.5cm">
          <text:p text:style-name="P1"><text:span text:style-name="T1">The arrows represent event flows between the different state machine types. <text:s/>The Event SM is not connected to any as it is present on the message queue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Grant</meta:initial-creator>
    <meta:creation-date>2011-03-16T15:00:18</meta:creation-date>
    <meta:generator>LibreOffice/3.5$Linux_X86_64 LibreOffice_project/350m1$Build-2</meta:generator>
    <dc:date>2012-08-01T16:49:12</dc:date>
    <dc:creator>Matthew Grant</dc:creator>
    <meta:editing-duration>PT1H3M58S</meta:editing-duration>
    <meta:editing-cycles>9</meta:editing-cycles>
    <meta:document-statistic meta:object-count="7"/>
  </office:meta>
</office:document-meta>
</file>